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ource.InputSource( Reader characte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get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InputSourc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setCharacterStream( Reader characte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InputSource( InputStream byt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setByteStream( InputStream byt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getByt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.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